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50000059C17EC1ADEDD7B5731.png" manifest:media-type="image/png"/>
  <manifest:file-entry manifest:full-path="Pictures/10000000000000080000000891CC5B4335A1319C.png" manifest:media-type="image/png"/>
  <manifest:file-entry manifest:full-path="Pictures/100000000000000800000008B88C96B5A7E6DB5B.png" manifest:media-type="image/png"/>
  <manifest:file-entry manifest:full-path="Pictures/10000000000000080000000820A1E16DA75ED138.png" manifest:media-type="image/png"/>
  <manifest:file-entry manifest:full-path="Pictures/100000000000000800000008D08546357274616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_20__28_Rounded_29_" svg:stroke-width="0.106cm" draw:marker-start-width="0.358cm" draw:marker-end-width="0.358cm" svg:stroke-linecap="round" draw:fill="bitmap" loext:fill-use-slide-background="false" draw:fill-image-name="_31_0_20_Percent" draw:opacity="53%" draw:textarea-horizontal-align="justify" draw:textarea-vertical-align="middle" draw:auto-grow-height="false" fo:min-height="21.5cm" fo:min-width="17.25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3.3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_31_0_20_Percent" draw:opacity="53%"/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22cm" svg:height="27.699cm" svg:x="0.828cm" svg:y="1.001cm">
          <draw:image xlink:href="Pictures/10000001000003D50000059C17EC1ADEDD7B5731.png" xlink:type="simple" xlink:show="embed" xlink:actuate="onLoad" draw:mime-type="image/png">
            <text:p/>
          </draw:image>
        </draw:frame>
        <draw:custom-shape draw:style-name="gr2" draw:text-style-name="P2" draw:layer="layout" svg:width="17.75cm" svg:height="21.75cm" svg:x="1.25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5cm" svg:height="3.554cm" svg:x="5.75cm" svg:y="13.696cm">
          <draw:text-box>
            <text:p text:style-name="P3"><text:span text:style-name="T1">Ambito Global. Cubre todo el noteboo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_31_0_20_Percent" draw:display-name="10 Percent" xlink:href="Pictures/100000000000000800000008D085463572746166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fill-image draw:name="Dashed_20_Dotted_20_Upward_20_Diagonal" draw:display-name="Dashed Dotted Upward Diagonal" xlink:href="Pictures/100000000000000800000008B88C96B5A7E6DB5B.png" xlink:type="simple" xlink:show="embed" xlink:actuate="onLoad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4:38:45.302997123</meta:creation-date>
    <dc:date>2023-04-28T14:49:20.399179478</dc:date>
    <meta:editing-duration>PT10M36S</meta:editing-duration>
    <meta:editing-cycles>1</meta:editing-cycles>
    <meta:document-statistic meta:object-count="3"/>
    <meta:generator>LibreOffice/7.5.2.2$Linux_X86_64 LibreOffice_project/50$Build-2</meta:generator>
  </office:meta>
</office:document-meta>
</file>